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1b2ac"/>
    </style:style>
    <style:style style:name="P2" style:family="paragraph" style:parent-style-name="Standard">
      <style:text-properties officeooo:rsid="0001b2ac" officeooo:paragraph-rsid="0001b2ac"/>
    </style:style>
    <style:style style:name="P3" style:family="paragraph" style:parent-style-name="Standard">
      <style:text-properties officeooo:rsid="0001b2ac" officeooo:paragraph-rsid="0004f45e"/>
    </style:style>
    <style:style style:name="P4" style:family="paragraph" style:parent-style-name="Standard">
      <style:text-properties officeooo:rsid="00059ff3" officeooo:paragraph-rsid="0008127e"/>
    </style:style>
    <style:style style:name="P5" style:family="paragraph" style:parent-style-name="Standard">
      <style:text-properties officeooo:rsid="00059ff3" officeooo:paragraph-rsid="0001b2ac"/>
    </style:style>
    <style:style style:name="P6" style:family="paragraph" style:parent-style-name="Standard">
      <style:text-properties officeooo:rsid="0008127e" officeooo:paragraph-rsid="0001b2ac"/>
    </style:style>
    <style:style style:name="P7" style:family="paragraph" style:parent-style-name="Standard">
      <style:text-properties officeooo:rsid="0008127e" officeooo:paragraph-rsid="0001b2ac"/>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f45e"/>
    </style:style>
    <style:style style:name="T2" style:family="text">
      <style:text-properties officeooo:rsid="00059ff3"/>
    </style:style>
    <style:style style:name="T3" style:family="text">
      <style:text-properties officeooo:rsid="000c7c16"/>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tracked-changes>
        <text:changed-region xml:id="ct231509160" text:id="ct231509160">
          <text:insertion>
            <office:change-info>
              <dc:creator>Richard Mitanchey</dc:creator>
              <dc:date>2018-01-11T08:22:00</dc:date>
            </office:change-info>
          </text:insertion>
        </text:changed-region>
        <text:changed-region xml:id="ct339426032" text:id="ct339426032">
          <text:insertion>
            <office:change-info>
              <dc:creator>Richard Mitanchey</dc:creator>
              <dc:date>2018-01-11T08:25:00</dc:date>
            </office:change-info>
          </text:insertion>
        </text:changed-region>
        <text:changed-region xml:id="ct339431552" text:id="ct339431552">
          <text:insertion>
            <office:change-info>
              <dc:creator>Richard Mitanchey</dc:creator>
              <dc:date>2018-01-11T08: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 PLU</text:p>
      <text:p text:style-name="P2">Réunion du 9/1/18</text:p>
      <text:p text:style-name="P2">Richard Mitanchey (CEREMA)/ Marc Leobet <text:span text:style-name="T3">(CGDD/DRI)</text:span></text:p>
      <text:p text:style-name="P1"/>
      <text:p text:style-name="P2">Principales conclusions :</text:p>
      <text:p text:style-name="P2"><office:annotation office:name="__Annotation__66_993293693"><dc:creator>Richard Mitanchey</dc:creator><dc:date>2018-01-11T08:22:25.877000000</dc:date><loext:sender-initials>RM</loext:sender-initials><text:p text:style-name="P8"><text:span text:style-name="T4">J'ai légèrement modifié la structure (livraison toujours prévue vendredi 12/01) de façon à faciliter les échanges tableur &lt;&gt; ontologie, mais cela ne remet pas en cause ce qui est écrit</text:span></text:p></office:annotation>- le lexique sous tableur et dans la forme fournie à partir du PLU de Lorient semble exploitable facilement pour produire une ontologie. Il doit servir de modèle pour les lexiques suivants.<text:change-start text:change-id="ct231509160"/><office:annotation-end office:name="__Annotation__66_993293693"/><text:change-end text:change-id="ct231509160"/></text:p>
      <text:p text:style-name="P2">- il est donc possible de produire un livrable vers NUMEN Digital conforme aux standards internationaux.</text:p>
      <text:p text:style-name="P2">- cette ontologie sera réutilisable même en dehors de SmartPLU. <office:annotation office:name="__Annotation__67_993293693"><dc:creator>Richard Mitanchey</dc:creator><dc:date>2018-01-11T08:25:08.983000000</dc:date><loext:sender-initials>RM</loext:sender-initials><text:p text:style-name="P8"><text:span text:style-name="T4">Là encore, il faudra envisager une nouvelle colonne qui réalise le rapprochement avec Urbamet et qui apparaîtra dans l'ontologie avec le prédicat owl::sameAs</text:span></text:p><text:p text:style-name="P8"><text:span text:style-name="T4">Je ne pense pas pouvoir l'inclure dans la livraison de vendredi</text:span></text:p><text:p text:style-name="P8"><text:span text:style-name="T4">J'envisage par ailleurs d'utiliser une distance de Levenshtein pour automatiser ce rapprochement...</text:span></text:p></office:annotation>Par exemple, il pourra enrichir Urbamet.<text:change-start text:change-id="ct339426032"/><office:annotation-end office:name="__Annotation__67_993293693"/><text:change-end text:change-id="ct339426032"/></text:p>
      <text:p text:style-name="P3">- le format .rdf (du web sémantique) offre une réponse à la complexité des enchaînements de condition dans un PLU.</text:p>
      <text:p text:style-name="P2">- elle offre un point de départ à l'animation du groupe d'experts urbanistes DDT-Collectivités.</text:p>
      <text:p text:style-name="P1"/>
      <text:p text:style-name="P2">Autres points :</text:p>
      <text:p text:style-name="P2">- nous allons produire un livrable conforme aux règles du web sémantique &lt;sujet-prédicat-objet&gt;, <office:annotation office:name="__Annotation__68_993293693"><dc:creator>Richard Mitanchey</dc:creator><dc:date>2018-01-11T08:31:27.431000000</dc:date><loext:sender-initials>RM</loext:sender-initials><text:p text:style-name="P8"><text:span text:style-name="T4">C'est vrai bien sûr, car owl utilise rdf (et les schémas rdf ou rdfs). Pratiquement, on décrira les ontologies au format owl, et les corpus de PLU au format rdf</text:span></text:p></office:annotation><text:span text:style-name="T1">celui du</text:span> format .rdf<text:change-start text:change-id="ct339431552"/><office:annotation-end office:name="__Annotation__68_993293693"/><text:change-end text:change-id="ct339431552"/>.</text:p>
      <text:p text:style-name="P2">- Nous pensions prendre comme point de départ de décryptage des PLU la structure en article. Or, elle a beaucoup évolué en 2015 (décret 2015-1783 du 28/12/15.</text:p>
      <text:p text:style-name="P2">Question à la DHUP : faut-il prendre les fiches techniques du décret comme structure de référence des PLU ? Cela conduirait, par exemple, à prévoir une matrice de transformation des structures des PLU antérieurs.</text:p>
      <text:p text:style-name="P2">Question pendante à voir avec NUMEN : cette structure est-elle en réalité utile ?</text:p>
      <text:p text:style-name="P2">- les règles se concentrent sur deux sujets : stationnement et positions relatives à la voirie et autres objets proches.</text:p>
      <text:p text:style-name="P2">Question à la DHUP : le stationnement est-il une condition de forme au sens du projet Smart PLU ?</text:p>
      <text:p text:style-name="P2">A ce stade, LBT considère que c'est un sujet intéressant à traiter vu sa complexité et en accord avec la décision de jouer la preuve de concept sur des cas complexes. Toutefois, en cas de problème et si le stationnement était plutôt hors-champ, son abandon pourrait être une solution de flexibilité.</text:p>
      <text:p text:style-name="P2">- <text:span text:style-name="T2">L'échange sur l'ontologie a conduit à avancer sur la préparation de la réunion du groupe d'experts de fin janvier :</text:span></text:p>
      <text:p text:style-name="P4"><text:tab/>– on attend du groupe d'experts qu'il valide, corrige et comble les manques de l'ontologie de départ ;</text:p>
      <text:p text:style-name="P4"><text:tab/>- la présence de R. Mitanchey est requise ;</text:p>
      <text:p text:style-name="P5"><text:tab/>- il est proposé de leur envoyer avant la réunion l'ontologie sous forme de tableau ;</text:p>
      <text:p text:style-name="P5">- l'ontologie sera mise à jour en direct (autant que possible) pendant la réunion pour à la fois servir de compte-rendu, montrer aux experts l'impact immédiat de leur participation et favoriser leur appropriation du projet.</text:p>
      <text:p text:style-name="P5">- LBT doit produire un texte d'accompagnement pédagogique pour introduire le projet et le travail de R. Mitanchey auprès du groupe.</text:p>
      <text:p text:style-name="P5">- il est décidé qu'à l'extérieur du cercle des spécialistes, une ontologie sera appelée « <text:span text:style-name="T3">concepts</text:span> métiers » ou « les objets de l'urbanisme » (il faut juste choisir).</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Leobet</meta:initial-creator>
    <meta:creation-date>2018-01-10T10:29:31.795186000</meta:creation-date>
    <dc:date>2018-01-11T08:38:29.525000000</dc:date>
    <dc:creator>Richard Mitanchey</dc:creator>
    <meta:editing-duration>PT26M37S</meta:editing-duration>
    <meta:editing-cycles>11</meta:editing-cycles>
    <meta:generator>LibreOffice/5.0.6.3$Windows_x86 LibreOffice_project/490fc03b25318460cfc54456516ea2519c11d1aa</meta:generator>
    <meta:document-statistic meta:table-count="0" meta:image-count="0" meta:object-count="0" meta:page-count="1" meta:paragraph-count="24" meta:word-count="445" meta:character-count="2677" meta:non-whitespace-character-count="2252"/>
  </office:meta>
</office:document-meta>
</file>